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ger (PC 1)" table:style-name="ta1"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7"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503292798996" calcext:value-type="float">
            <text:p>48.503292798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0715839862824" calcext:value-type="float">
            <text:p>49.0715839862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2636749744415" calcext:value-type="float">
            <text:p>56.2636749744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0557472705841" calcext:value-type="float">
            <text:p>46.05574727058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7760224342346" calcext:value-type="float">
            <text:p>45.7760224342346</text:p>
          </table:table-cell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9" table:formula="of:=AVERAGE([.B2:.B6])" office:value-type="float" office:value="49.1340642929077" calcext:value-type="float">
            <text:p>49.1340642929077</text:p>
          </table:table-cell>
        </table:table-row>
      </table:table>
      <table:table table:name="Double Float (PC 1)" table:style-name="ta1">
        <table:table-column table:style-name="co2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6021325588226" calcext:value-type="float">
            <text:p>48.6021325588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3078911304474" calcext:value-type="float">
            <text:p>48.3078911304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8972606658936" calcext:value-type="float">
            <text:p>47.8972606658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.6402435302734" calcext:value-type="float">
            <text:p>47.64024353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0118134021759" calcext:value-type="float">
            <text:p>47.011813402175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2:.B6])" office:value-type="float" office:value="47.8918682575226" calcext:value-type="float">
            <text:p>47.8918682575226</text:p>
          </table:table-cell>
        </table:table-row>
      </table:table>
      <table:table table:name="Improved Integer (PC 1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99997138977051" calcext:value-type="float">
            <text:p>0.049999713897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59997653961182" calcext:value-type="float">
            <text:p>0.045999765396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0002422332764" calcext:value-type="float">
            <text:p>0.046000242233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9997653961182" calcext:value-type="float">
            <text:p>0.045999765396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9999313354492" calcext:value-type="float">
            <text:p>0.0469999313354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469998836517334" calcext:value-type="float">
            <text:p>0.046999883651733</text:p>
          </table:table-cell>
        </table:table-row>
      </table:table>
      <table:table table:name="Improved Double Float (PC 1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00111961364746" calcext:value-type="float">
            <text:p>0.001001119613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01225280761719" calcext:value-type="float">
            <text:p>0.002012252807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987768173217773" calcext:value-type="float">
            <text:p>0.000987768173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00088119506836" calcext:value-type="float">
            <text:p>0.001000881195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999689102172852" calcext:value-type="float">
            <text:p>0.0009996891021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0120034217834473" calcext:value-type="float">
            <text:p>0.001200342178345</text:p>
          </table:table-cell>
        </table:table-row>
      </table:table>
      <table:table table:name="Integer (PC 2)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3837523460388" calcext:value-type="float">
            <text:p>59.3837523460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472088098526" calcext:value-type="float">
            <text:p>59.472088098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5311424732208" calcext:value-type="float">
            <text:p>60.5311424732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5471210479736" calcext:value-type="float">
            <text:p>58.5471210479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4799921512604" calcext:value-type="float">
            <text:p>59.47999215126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2:.B6])" office:value-type="float" office:value="59.4828192234039" calcext:value-type="float">
            <text:p>59.4828192234039</text:p>
          </table:table-cell>
        </table:table-row>
      </table:table>
      <table:table table:name="Double Float (PC 2)" table:style-name="ta1">
        <table:table-column table:style-name="co2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3534061908722" calcext:value-type="float">
            <text:p>53.3534061908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1738872528076" calcext:value-type="float">
            <text:p>51.1738872528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.2984576225281" calcext:value-type="float">
            <text:p>51.2984576225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9130392074585" calcext:value-type="float">
            <text:p>50.9130392074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.6108138561249" calcext:value-type="float">
            <text:p>53.61081385612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2:.B6])" office:value-type="float" office:value="52.0699208259583" calcext:value-type="float">
            <text:p>52.0699208259583</text:p>
          </table:table-cell>
        </table:table-row>
      </table:table>
      <table:table table:name="Improved Integer (PC 2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6749782562256" calcext:value-type="float">
            <text:p>0.0596749782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6027374267578" calcext:value-type="float">
            <text:p>0.05960273742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30784034729004" calcext:value-type="float">
            <text:p>0.0630784034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5101585388184" calcext:value-type="float">
            <text:p>0.060510158538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04760646820068" calcext:value-type="float">
            <text:p>0.0604760646820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606684684753418" calcext:value-type="float">
            <text:p>0.060668468475342</text:p>
          </table:table-cell>
        </table:table-row>
      </table:table>
      <table:table table:name="Improved Double Float (PC 2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09493255615234" calcext:value-type="float">
            <text:p>0.006094932556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06930732727051" calcext:value-type="float">
            <text:p>0.001069307327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0244750976563" calcext:value-type="float">
            <text:p>0.001102447509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20870971679687" calcext:value-type="float">
            <text:p>0.002208709716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52577590942383" calcext:value-type="float">
            <text:p>0.0095257759094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0400023460388184" calcext:value-type="float">
            <text:p>0.004000234603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9:02:53.32524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20:53:36.982822314</meta:creation-date>
    <dc:date>2020-09-05T19:09:14.761235033</dc:date>
    <meta:editing-duration>PT16M13S</meta:editing-duration>
    <meta:editing-cycles>2</meta:editing-cycles>
    <meta:generator>LibreOffice/6.4.5.2$Linux_X86_64 LibreOffice_project/40$Build-2</meta:generator>
    <meta:document-statistic meta:table-count="8" meta:cell-count="112" meta:object-count="0"/>
  </office:meta>
</office:document-meta>
</file>